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odstawy Sztucznej Inteligencji </text:p>
      <text:p text:style-name="P1">Projekt: Układanie elementów</text:p>
      <text:p text:style-name="P1"/>
      <text:p text:style-name="P2">Prowadzący: <text:s/>mgr inż. Jarosław Hurkała</text:p>
      <text:p text:style-name="P2">Autorzy: Marcin Kubik, Mikołaj Markiewicz, Krzysztof Opasiak</text:p>
      <text:p text:style-name="P2"/>
      <text:p text:style-name="P3"><text:span text:style-name="T1">Opis problemu</text:span>: </text:p>
      <text:p text:style-name="P3"><text:tab/>Celem projektu była implementacja algorytmu ewolucyjnego układającego planszę dla układanki Tangram. Polega ona na dopasowaniu dostępnych elementów (zazwyczaj 7) tak, aby tworzyły pewien obrazek lub figurę. Program powinien wyświetlać wzór do ułożenia, informację o najlepszej adaptacji oraz statystyki dotyczące czasu działania czy liczby iteracji.</text:p>
      <text:p text:style-name="P3"/>
      <text:p text:style-name="P4">Decyzje projektowe:</text:p>
      <text:p text:style-name="P4"><text:tab/><text:span text:style-name="T2">Aby przyśpieszyć czas obliczeń i zmniejszyć liczbę możliwych kombinacji założono, że elementy układanki nie mogą być obracane. Dodatkowym założeniem (wynikającym z konstrukcji samej układanki) jest nienakładanie się elementów na siebie. </text:span><text:span text:style-name="T2">Figura musi także być zwarta, tj. nie mogą występować elementy niepołączone </text:span><text:span text:style-name="T2">z</text:span><text:span text:style-name="T2"> żadnym innym.</text:span></text:p>
      <text:p text:style-name="P5"/>
      <text:p text:style-name="P4">Rozwiązanie:</text:p>
      <text:p text:style-name="P4"><text:tab/><text:span text:style-name="T2">Rozwiązanie, zaimplementowany algorytm ewolucyjny, opiera się na przyporządkowywaniu wierzchołków finalnego obrazka do wierzchołków poszczególnych figur. Pojedynczy osobnik populacji symbolizuje zbiór segmentów wraz z wierzchołkami, do których poszczególne segmenty są doczepione. Działanie algorytmu, czyli krzyżowanie, mutacja i wybór najlepszych osobników sprowadza się do systematycznego dopasowywania segmentów do wierzchołków wyznaczanych przez ułożenie wzorcowe. Jako miarę przystosowania osobnika przyjęto stopień pokrycia obrazka wzorcowego. Umożliwia to znajdowanie coraz lepszych, lepiej dopasowanych osobników oraz jednoznaczną eliminację osobników słabiej przystosowanych. </text:span></text:p>
      <text:p text:style-name="P5"/>
      <text:p text:style-name="P4">Algorytm:</text:p>
      <text:p text:style-name="P4"><text:tab/><text:span text:style-name="T2">Na początku program zapamiętuje wszystkie wierzchołki ułożenia docelowego (tzw. Multisegment). Wierzchołki te </text:span><text:span text:style-name="T2">(poprzez współrzędne)</text:span><text:span text:style-name="T2"> wyznaczają konkretne segmenty. W jednym wierzchołku może (ale nie mus</text:span><text:span text:style-name="T2">i</text:span><text:span text:style-name="T2">) zbiegać się 2 lub więcej segmentów. </text:span><text:span text:style-name="T2">Wierzchołki te (zwane dalej wierzchołkami docelowymi) będą służyły do </text:span><text:span text:style-name="T2">przy</text:span><text:span text:style-name="T2">czepiania do nich wierzchołków poszczególnych segmentów. </text:span><text:span text:style-name="T2">Przyporządkowanie </text:span><text:span text:style-name="T2">segment-wierzchołek</text:span><text:span text:style-name="T2"> reprezentowane jest przez </text:span><text:span text:style-name="T3">trójkę</text:span><text:span text:style-name="T2"> </text:span><text:span text:style-name="T2">(wierzchołek docelowy, jeden z wierzchołków segmentu, </text:span><text:span text:style-name="T2">id</text:span><text:span text:style-name="T2"> segmentu).</text:span></text:p>
      <text:p text:style-name="P4"><text:span text:style-name="T2"><text:tab/></text:span></text:p>
      <text:p text:style-name="P4"><text:span text:style-name="T2"><text:tab/>W pierwszym kroku algorytmu tworzona jest generacja n unikalnych osobników. Tworzenie odbywa się poprzez wylosowanie dla każdego z segmentów jednego z jego wierzchołków i przyporządkowanie go do jednego z wierzchołków docelowych. Przyporządkowania mogą się powtarzać, tj. 2 różne segmenty mogą być doczepione do tego samego wierzchołka docelowego. </text:span></text:p>
      <text:p text:style-name="P4"><text:span text:style-name="T2"><text:tab/></text:span></text:p>
      <text:p text:style-name="P4"><text:span text:style-name="T2"><text:tab/>Po stworzeniu populacji początkowej, algorytm rozpoczyna krzyżowanie i mutację. W tym celu wybiera z populacji początkowej liczbę x -1 różnych osobników oraz dodaje się osobnika o aktualnie największym przystosowaniu, które będą podlegały krzyżowaniu. Następnie przeprowadza krzyżowanie na zasadzie, każdy z najlepszym oraz każdy z sąsiadem z prawej, a ostatni z pierwszym. Krzyżowanie 2 osobników przebiega następująco:</text:span></text:p>
      <text:p text:style-name="P4"><text:span text:style-name="T2"><text:tab/></text:span></text:p>
      <text:p text:style-name="P4"><text:span text:style-name="T2"><text:tab/>w pierwszym kroku ustalana jest liczba segmentów, które są przyporządkowane w różny sposób w krzyżowanych osobnikach. Osobnik-dziecko otrzyma połowę (jeśli liczba jest nieparzysta </text:span><text:soft-page-break/><text:span text:style-name="T2">to większa cześć zostanie wzięta od rodzica o lepszym przystosowaniu, a jeśli jest tylko jedna różnica to dokonuje się losowania od którego rodzica) przyporządkowań od każdego rodzica. Taki sposób krzyżowania pozwala na delikatne premiowanie osobników lepszych, jednocześnie zapewniając właściwą zmienność gatunku.</text:span></text:p>
      <text:p text:style-name="P4"><text:span text:style-name="T2"><text:tab/></text:span></text:p>
      <text:p text:style-name="P4"><text:span text:style-name="T2"><text:tab/>Krzyżowanie tworzy za każdym razem 2 x nowych osobników. Następnie na każdym z nowo powstałych osobników wykonywana jest mutacja. Przebiega ona dla każdego osobnika w sposób następujący:</text:span></text:p>
      <text:p text:style-name="P4"><text:span text:style-name="T2"><text:tab/>losowane jest od jednego do dwóch z połączeń, tj. przyporządkowanie jednego z segmentów do jednego z wierzchołków docelowych. Algorytm losuje następnie, którym wierzchołkiem segment ma zostać przyczepiony, a następnie losuje typ mutacji tj:</text:span></text:p>
      <text:p text:style-name="P4"><text:span text:style-name="T2"/></text:p>
      <text:p text:style-name="P4"><text:span text:style-name="T2">mutacja pełna – losowany jest wierzchołek docelowy, do którego segment ma zostać przeniesiony</text:span></text:p>
      <text:p text:style-name="P4"><text:span text:style-name="T2"/></text:p>
      <text:p text:style-name="P4"><text:span text:style-name="T2">mutacja połowiczna – wierzchołek docelowy pozostaje taki sam, a zmianie ulega jedynie wierzchołek, którym figura jest przyczepiona.</text:span></text:p>
      <text:p text:style-name="P4"><text:span text:style-name="T2"/></text:p>
      <text:p text:style-name="P4"><text:span text:style-name="T2">Dwie różne formy mutacji zwiększają szanse na właściwe dopasowanie elementu,.</text:span></text:p>
      <text:p text:style-name="P4"><text:span text:style-name="T2"/></text:p>
      <text:p text:style-name="P4"><text:span text:style-name="T2"><text:s/><text:tab/>Po wykonaniu zarówno krzyżowania jak i mutacji powstałe w ich wyniku nowe osobniki-dzieci (ich liczba to wciąż 2x) zostają dołączone do populacji osobników-dorosłych. W trakcie dołączania eliminowani są powtarzający się osobnicy. Następnym krokiem jest wybór spośród osobników (tak dorosłych jak i dzieci) zbioru osobników najlepszych, o liczności równej liczności populacji początkowej. Ponownie sprawdzane (i aktualizowane) są stopnie adaptacji poszczególnych osobników, po czym następuje wybór spośród nich najlepszych. Tworzą one nową generację. Następuje sprawdzenie, czy w tej generacji wystąpił osobnik odpowiadający oczekiwaniom, tj. o odpowiednim stopniu adaptacji. Jeśli tak, algorytm kończy swoje działanie a program prezentuje wyniki i statystyki. Jeśli nie, algorytm powraca do kroku krzyżowania i mutacji.</text:span></text:p>
      <text:p text:style-name="P4"><text:span text:style-name="T2"><text:tab/></text:span></text:p>
      <text:p text:style-name="P4"><text:span text:style-name="T2"><text:tab/>Aby uniknąć blokowania się algorytmu, czyli sytuacji, w której kolejne krzyżowania i mutacje przez długi czas <text:s/>nie powodują utworzenia osobnika lepszego niż dotychczasowy najlepszy, algorytm podejmuje dodatkowe kroki:</text:span></text:p>
      <text:p text:style-name="P4"><text:span text:style-name="T2"/></text:p>
      <text:p text:style-name="P4"><text:span text:style-name="T2">Jeśli przez 6 pokoleń najlepszy osobnik jest wciąż ten sam, algorytm dokonuje jego bezpośredniej mutacji i dodaje go do zbioru dorosłych przed krzyżowaniem</text:span></text:p>
      <text:p text:style-name="P4"><text:span text:style-name="T2"/></text:p>
      <text:p text:style-name="P4"><text:span text:style-name="T2">Jeśli przez 7 pokoleń najlepszy osobnik jest wciąż ten sam, algorytm zwiększa populację n osobników o 10%, dodając do nich nowych, losowych osobników, którzy mają zapewnić „dodatkową pulę genów”. </text:span></text:p>
      <text:p text:style-name="P5"><text:span text:style-name="T2"/></text:p>
      <text:p text:style-name="P4"><text:span text:style-name="T2"><text:tab/>Ocena adaptacji osobnika op</text:span><text:span text:style-name="T2">iera się na porównywaniu pola zajmowanego przez danego osobnika z polem na planszy zajmowanym przez osobnika docelowego (czyli przez poprawnie ułożony obrazek). <text:s/>Im bardziej oba pola pokrywają się, tym lepsza jest adaptacja danego osobnika.</text:span></text:p>
      <text:p text:style-name="P5"/>
      <text:p text:style-name="P10">Struktura programu:</text:p>
      <text:p text:style-name="P4"><text:span text:style-name="T2"><text:tab/></text:span><text:span text:style-name="T2">Program napisany został w języku Java. Do obliczania powierzchni przecinania się pól zajmowanych przez segmenty wykorzystana została biblioteka JTS Topology Suite (</text:span><text:a xlink:type="simple" xlink:href="http://www.vividsolutions.com/jts/jtshome.htm"><text:span text:style-name="T2">http://www.vividsolutions.com/jts/jtshome.htm</text:span></text:a><text:span text:style-name="T2">). Program został podzielony na bloki, każdy z nich reprezentowany przez osobną klasę:</text:span></text:p>
      <text:p text:style-name="P4"><text:span text:style-name="T2"><text:tab/>Population – klasa przechowująca wszystkie aktualnie przetwarzane osobniki. </text:span><text:span text:style-name="T2">Zawiera <text:tab/><text:tab/><text:tab/></text:span><text:span text:style-name="T2">informację na temat aktualnej generacj</text:span><text:span text:style-name="T2">i</text:span><text:span text:style-name="T2">, listę wierzchołków docelowych, listę <text:tab/><text:tab/><text:tab/>wszystkich osobników danej generacji oraz udostępnia funkcje służące do <text:tab/><text:tab/><text:tab/>krzyżowania, mutowania </text:span><text:span text:style-name="T2">i wyboru najlepszych</text:span><text:span text:style-name="T2"> osobników.</text:span></text:p>
      <text:p text:style-name="P4"><text:span text:style-name="T2"><text:tab/></text:span><text:span text:style-name="T2">Entity – klasa reprezentująca pojedynczego osobnika. Przechowuje informacje na temat <text:tab/><text:tab/><text:tab/>generacji, w której została utworzona, stopień adaptacji oraz listę połączeń (patrz: <text:tab/><text:tab/>klasa Connector) segmentów z wierzchołkami docelowymi.</text:span></text:p>
      <text:p text:style-name="P4"><text:span text:style-name="T2"><text:tab/></text:span><text:span text:style-name="T2">Segment – klasa reprezentująca pojedynczą figurę geometryczną. Zawiera listę <text:tab/><text:tab/><text:tab/><text:tab/>wierzchołków (czyli współrzędne opisujące figurę) oraz id segmentu.</text:span></text:p>
      <text:p text:style-name="P5"><text:tab/>MultiSegment – klasa reprezentująca docelowe ułożenie. Wykorzystywana przy <text:tab/><text:tab/><text:tab/><text:tab/>sprawdzaniu adaptacji. Przechowuje listę wierzchołków docelowych.</text:p>
      <text:p text:style-name="P5"><text:tab/>Connector – klasa reprezentująca omawianą w algorytmie trójkę (wierzchołek docelowy, <text:tab/><text:tab/>wierzchołek segmentu, id segmentu). Wykorzystywana zarówno w procesie <text:tab/><text:tab/><text:tab/>krzyżowania jak i mutacji.</text:p>
      <text:p text:style-name="P4"><text:span text:style-name="T2"><text:tab/></text:span><text:span text:style-name="T2">Vertex – przechowuje koordynaty danego wierzchołka oraz numer będący id tego <text:tab/><text:tab/><text:tab/>wierzchołka.</text:span></text:p>
      <text:p text:style-name="P5">Powyższe klasy reprezentują interfejs algorytmu i wszystkie wykonywane w nim czynności. </text:p>
      <text:p text:style-name="P5"/>
      <text:p text:style-name="P5"/>
      <text:p text:style-name="P5">Pozostałe klasy służą do pobierania oraz wyświetlania wyników działania algorytmu. Klasy te to:</text:p>
      <text:p text:style-name="P4"><text:span text:style-name="T2"><text:tab/></text:span><text:span text:style-name="T2">Main – główna klasa programu, jej zadaniem jest pobieranie danych wejściowych oraz <text:tab/><text:tab/><text:tab/>wywoływanie odpowiednich funkcji generujących i sprawdzających adaptacj</text:span><text:span text:style-name="T2">e</text:span><text:span text:style-name="T2">.</text:span></text:p>
      <text:p text:style-name="P4"><text:span text:style-name="T2"><text:tab/></text:span><text:span text:style-name="T2">Reader – klasa wczytująca z podanego pliku dane według reguł zapisanych w pliku <text:tab/><text:tab/><text:tab/>inputfilesyntax.txt </text:span><text:span text:style-name="T2">i tworząca z nich obiekt klasy MultiSegment.</text:span></text:p>
      <text:p text:style-name="P4"><text:span text:style-name="T2"><text:tab/></text:span><text:span text:style-name="T2">Painter – klasa wyświetlająca na ekranie wyniki działania algorytmu, tj. najlepszego w <text:tab/><text:tab/><text:tab/>każdej generacji osobnika oraz zarys ułożenia docelowego.</text:span></text:p>
      <text:p text:style-name="P4"><text:span text:style-name="T2"><text:tab/></text:span><text:span text:style-name="T2">Statistics – klasa gromadząca informacje na temat przebiegu algorytmu, takie jak ilość <text:tab/><text:tab/><text:tab/>generacji, czas wykonania i stopień adaptacji najlepszego osobnika z danej generacji.</text:span></text:p>
      <text:p text:style-name="P5"/>
      <text:p text:style-name="P5">Wadą wykorzystania przytoczonej powyżej biblioteki JTS jest dość długi czas działania programu. Wynika to z wewnętrznej implementacji tejże biblioteki oraz faktu, że zarówno etapy krzyżowania jak i mutacji wymagają tworzenia wielu nowych obiektów klas dostarczanych przez tę bibliotekę. Z uwagi jednak na problem oceny adaptacji (przystosowania) osobnika, którą to ocenę ta biblioteka znacząco ułatwia, została ona, pomimo wad, wykorzystana w projekcie.</text:p>
      <text:p text:style-name="P5"/>
      <text:p text:style-name="P5"/>
      <text:p text:style-name="P4">Instrukcja do uruchomienia programu:</text:p>
      <text:p text:style-name="P4"><text:tab/><text:span text:style-name="T2">Program został spakowany do postaci archiwum .JAR. </text:span><text:span text:style-name="T2">Otworzenie go normalne, tj. przez dwukrotne kliknięcie spowoduje uruchomienie algorytmu dla predefiniowanego obrazka. Dostępne są 4, utworzone wcześniej obrazki, na których algorytm może prezentować swoje działanie. Aby uruchomić pozostałe, konieczne jest uruchomienie programu z linii poleceń, komendą:</text:span></text:p>
      <text:p text:style-name="P4"><text:span text:style-name="T2">java -jar PSZT-TANGRAM.jar generation</text:span><text:span text:style-name="T4">X &lt;</text:span><text:span text:style-name="T5">warunek&gt;, gdzie </text:span><text:span text:style-name="T4">X</text:span><text:span text:style-name="T5"> reprezentuje liczbę od 1 do 4. &lt;warunek&gt; jest opcjonalnym, niewymaganym parametrem reprezentującym oczekiwany przez użytkownika stopień adaptacji, po osiągnięciu którego program ma zakończyć swoje działanie. Zatem dostępne tryby uruchomienia programu to:</text:span></text:p>
      <text:p text:style-name="P6">- z jednym parametrem, np.:</text:p>
      <text:p text:style-name="P6"><text:tab/>java -jar PSZT-TANGRAM.jar generation2</text:p>
      <text:p text:style-name="P6"><text:soft-page-break/>- z dwoma parametrami, np.:</text:p>
      <text:p text:style-name="P6"><text:tab/>java -jar PSZT-TANGRAM.jar generation4 0.95</text:p>
      <text:p text:style-name="P6">W wersji jedno- lub bezparametrowej pożądany stopień adaptacji ustawiany jest na 0.99.</text:p>
      <text:p text:style-name="P6"/>
      <text:p text:style-name="P6"/>
      <text:p text:style-name="P7">Wnioski:</text:p>
      <text:p text:style-name="P5"><text:tab/>Wykonany i zaimplementowany w toku tworzenia projektu algorytm wykonuje ruchy prowadzące do wygenerowania oczekiwanego osobnika, reprezentującego w przypadku gry TANGRAM odpowiednie ułożenie segmentów, zgodnie z ułożeniem docelowym. Wykonywane w każdej generacji operacje krzyżowania i mutacji zgodnie z oczekiwaniami powodują powstawanie coraz lepszych osobników (co widoczne jest w statystykach), co po określonej liczbie generacji skutkuje wytworzeniem pożądanego ustawienia. </text:p>
      <text:p text:style-name="P5"/>
      <text:p text:style-name="P5"><text:tab/>W fazie testowania programu eksperymentalnie ustawiono liczność populacji na 900, a liczbę osobników wybieranych do krzyżowania na 200. Takie wartości parametrów są względnym optimum pomiędzy szybkością działania algorytmu, a jego możliwościami. Dla większości przypadków program jest w stanie poprawnie ułożyć obrazek, istnieją jednak przypadki złośliwe, gdzie algorytm ma zbyt małą populację, aby osiągnąć bardzo wysokie przystosowanie i znajdowane jest wtedy tzw. lokalne maksimum.</text:p>
      <text:p text:style-name="P5"/>
      <text:p text:style-name="P5"><text:tab/>Powolne działania algorytmu jest spowodowane charakterystyką problemu tj. zajmowaniem pewnej ściśle określonej powierzchni. Wyznaczanie funkcji przystosowania oraz tworzenie obiektów jest zatem bardzo kosztowne obliczeniowo (realizacja w bibliotece jts).</text:p>
      <text:p text:style-name="P5"/>
      <text:p text:style-name="P5"><text:tab/>Realizacja tego projektu pokazała, iż algorytmy ewolucyjne, są bardzo dobre do przybliżonego rozwiązywania problemów o dużej złożoności. Zaimplementowany algorytm bardzo szybko osiąga przystosowanie rzędu 80-90% jednak znalezienie dokładnego rozwiązania okazuje się czasem przy tak małej populacji bardzo czasochłonne z względu na małe zróżnicowanie genów.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35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meta:initial-creator>
    <meta:creation-date>2012-12-28T11:36:00</meta:creation-date>
    <dc:date>2013-01-04T17:27:54</dc:date>
    <dc:creator>kopasiak </dc:creator>
    <meta:editing-duration>PT3H23M49S</meta:editing-duration>
    <meta:editing-cycles>54</meta:editing-cycles>
    <meta:generator>LibreOffice/3.5$Linux_X86_64 LibreOffice_project/350m1$Build-2</meta:generator>
    <meta:document-statistic meta:table-count="0" meta:image-count="0" meta:object-count="0" meta:page-count="4" meta:paragraph-count="58" meta:word-count="1374" meta:character-count="10943" meta:non-whitespace-character-count="9533"/>
  </office:meta>
</office:document-meta>
</file>